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D400000378B7AC599EEA0CFE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9d8cd" officeooo:paragraph-rsid="0009d8c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LAB作业：</text:p>
      <text:p text:style-name="P1">结果展示：</text:p>
      <text:p text:style-name="P1"><draw:frame draw:style-name="fr1" draw:name="Image1" text:anchor-type="paragraph" svg:width="6.6929in" svg:height="6.0646in" draw:z-index="0"><draw:image xlink:href="Pictures/10000000000003D400000378B7AC599EEA0CFEE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0:53:24.226479307</meta:creation-date>
    <dc:date>2019-12-06T10:54:23.082107290</dc:date>
    <meta:editing-duration>PT1M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1" meta:paragraph-count="2" meta:word-count="9" meta:character-count="14" meta:non-whitespace-character-count="14"/>
  </office:meta>
</office:document-meta>
</file>